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b6603" officeooo:paragraph-rsid="001b6603"/>
    </style:style>
    <style:style style:name="P2" style:family="paragraph" style:parent-style-name="Standard">
      <style:text-properties fo:font-weight="bold" officeooo:rsid="001b6603" officeooo:paragraph-rsid="001b6603" style:font-weight-asian="bold" style:font-weight-complex="bold"/>
    </style:style>
    <style:style style:name="P3" style:family="paragraph" style:parent-style-name="Standard">
      <style:text-properties fo:font-weight="bold" officeooo:rsid="001b6603" officeooo:paragraph-rsid="003141c7" style:font-weight-asian="bold" style:font-weight-complex="bold"/>
    </style:style>
    <style:style style:name="P4" style:family="paragraph" style:parent-style-name="Standard">
      <style:text-properties fo:font-weight="bold" officeooo:rsid="001d22f5" officeooo:paragraph-rsid="001d22f5" style:font-weight-asian="bold" style:font-weight-complex="bold"/>
    </style:style>
    <style:style style:name="P5" style:family="paragraph" style:parent-style-name="Standard">
      <style:text-properties fo:font-weight="bold" officeooo:rsid="001d22f5" officeooo:paragraph-rsid="001e8d7c" style:font-weight-asian="bold" style:font-weight-complex="bold"/>
    </style:style>
    <style:style style:name="P6" style:family="paragraph" style:parent-style-name="Standard">
      <style:text-properties fo:font-weight="bold" officeooo:rsid="002002af" officeooo:paragraph-rsid="002002af" style:font-weight-asian="bold" style:font-weight-complex="bold"/>
    </style:style>
    <style:style style:name="P7" style:family="paragraph" style:parent-style-name="Standard">
      <style:text-properties fo:font-weight="bold" officeooo:rsid="001e8d7c" officeooo:paragraph-rsid="001e8d7c" style:font-weight-asian="bold" style:font-weight-complex="bold"/>
    </style:style>
    <style:style style:name="P8" style:family="paragraph" style:parent-style-name="Standard">
      <style:text-properties fo:font-weight="bold" officeooo:rsid="002672f0" officeooo:paragraph-rsid="002672f0" style:font-weight-asian="bold" style:font-weight-complex="bold"/>
    </style:style>
    <style:style style:name="P9" style:family="paragraph" style:parent-style-name="Standard">
      <style:text-properties fo:font-weight="bold" officeooo:rsid="0028f7c5" officeooo:paragraph-rsid="0028f7c5" style:font-weight-asian="bold" style:font-weight-complex="bold"/>
    </style:style>
    <style:style style:name="P10" style:family="paragraph" style:parent-style-name="Standard">
      <style:text-properties fo:font-weight="bold" officeooo:rsid="0028f7c5" officeooo:paragraph-rsid="003141c7" style:font-weight-asian="bold" style:font-weight-complex="bold"/>
    </style:style>
    <style:style style:name="P11" style:family="paragraph" style:parent-style-name="Standard">
      <style:text-properties fo:font-weight="bold" officeooo:rsid="002c2a51" officeooo:paragraph-rsid="002c2a51" style:font-weight-asian="bold" style:font-weight-complex="bold"/>
    </style:style>
    <style:style style:name="P12" style:family="paragraph" style:parent-style-name="Standard">
      <style:text-properties fo:font-weight="bold" officeooo:rsid="003141c7" officeooo:paragraph-rsid="003141c7" style:font-weight-asian="bold" style:font-weight-complex="bold"/>
    </style:style>
    <style:style style:name="P13" style:family="paragraph" style:parent-style-name="Standard">
      <style:text-properties fo:font-weight="bold" officeooo:rsid="003490c4" officeooo:paragraph-rsid="003490c4" style:font-weight-asian="bold" style:font-weight-complex="bold"/>
    </style:style>
    <style:style style:name="P14" style:family="paragraph" style:parent-style-name="Standard">
      <style:text-properties fo:font-weight="bold" officeooo:rsid="003490c4" officeooo:paragraph-rsid="003cc805" style:font-weight-asian="bold" style:font-weight-complex="bold"/>
    </style:style>
    <style:style style:name="P15" style:family="paragraph" style:parent-style-name="Standard">
      <style:text-properties fo:font-weight="bold" officeooo:rsid="003b50e3" officeooo:paragraph-rsid="003b50e3" style:font-weight-asian="bold" style:font-weight-complex="bold"/>
    </style:style>
    <style:style style:name="P16" style:family="paragraph" style:parent-style-name="Standard">
      <style:text-properties fo:font-weight="bold" officeooo:rsid="004558bb" officeooo:paragraph-rsid="004558bb" style:font-weight-asian="bold" style:font-weight-complex="bold"/>
    </style:style>
    <style:style style:name="P17" style:family="paragraph" style:parent-style-name="Standard">
      <style:text-properties fo:font-weight="bold" officeooo:rsid="004c47a1" officeooo:paragraph-rsid="004c47a1" style:font-weight-asian="bold" style:font-weight-complex="bold"/>
    </style:style>
    <style:style style:name="P18" style:family="paragraph" style:parent-style-name="Standard">
      <style:text-properties fo:font-weight="bold" officeooo:rsid="0051bbde" officeooo:paragraph-rsid="0051bbde" style:font-weight-asian="bold" style:font-weight-complex="bold"/>
    </style:style>
    <style:style style:name="P19" style:family="paragraph" style:parent-style-name="Standard">
      <style:text-properties officeooo:rsid="001d22f5" officeooo:paragraph-rsid="001d22f5"/>
    </style:style>
    <style:style style:name="P20" style:family="paragraph" style:parent-style-name="Standard">
      <style:text-properties officeooo:rsid="002002af" officeooo:paragraph-rsid="002002af"/>
    </style:style>
    <style:style style:name="P21" style:family="paragraph" style:parent-style-name="Standard">
      <style:text-properties officeooo:rsid="0021d899" officeooo:paragraph-rsid="0021d899"/>
    </style:style>
    <style:style style:name="P22" style:family="paragraph" style:parent-style-name="Standard">
      <style:text-properties officeooo:rsid="002210f9" officeooo:paragraph-rsid="002210f9"/>
    </style:style>
    <style:style style:name="P23" style:family="paragraph" style:parent-style-name="Standard">
      <style:text-properties officeooo:rsid="0022a191" officeooo:paragraph-rsid="0022a191"/>
    </style:style>
    <style:style style:name="P24" style:family="paragraph" style:parent-style-name="Standard">
      <style:text-properties officeooo:rsid="0023b822" officeooo:paragraph-rsid="0023b822"/>
    </style:style>
    <style:style style:name="P25" style:family="paragraph" style:parent-style-name="Standard">
      <style:text-properties style:text-position="0% 100%" fo:font-weight="bold" officeooo:rsid="001b6603" officeooo:paragraph-rsid="001b6603" style:font-weight-asian="bold" style:font-weight-complex="bold"/>
    </style:style>
    <style:style style:name="P26" style:family="paragraph" style:parent-style-name="Standard">
      <style:text-properties officeooo:rsid="001cb8b4" officeooo:paragraph-rsid="001cb8b4"/>
    </style:style>
    <style:style style:name="P27" style:family="paragraph" style:parent-style-name="Standard">
      <style:text-properties officeooo:rsid="00263ad4" officeooo:paragraph-rsid="00263ad4"/>
    </style:style>
    <style:style style:name="P28" style:family="paragraph" style:parent-style-name="Standard">
      <style:text-properties officeooo:rsid="002672f0" officeooo:paragraph-rsid="002672f0"/>
    </style:style>
    <style:style style:name="P29" style:family="paragraph" style:parent-style-name="Standard">
      <style:text-properties officeooo:rsid="0027bbb5" officeooo:paragraph-rsid="0027bbb5"/>
    </style:style>
    <style:style style:name="P30" style:family="paragraph" style:parent-style-name="Standard">
      <style:text-properties officeooo:rsid="0027bbb5" officeooo:paragraph-rsid="002e40a5"/>
    </style:style>
    <style:style style:name="P31" style:family="paragraph" style:parent-style-name="Standard">
      <style:text-properties fo:font-weight="normal" officeooo:rsid="002c2a51" officeooo:paragraph-rsid="002c2a51" style:font-weight-asian="normal" style:font-weight-complex="normal"/>
    </style:style>
    <style:style style:name="P32" style:family="paragraph" style:parent-style-name="Standard">
      <style:text-properties fo:font-weight="normal" officeooo:rsid="003b50e3" officeooo:paragraph-rsid="003b50e3" style:font-weight-asian="normal" style:font-weight-complex="normal"/>
    </style:style>
    <style:style style:name="P33" style:family="paragraph" style:parent-style-name="Standard">
      <style:text-properties officeooo:rsid="002c2a51" officeooo:paragraph-rsid="002c2a51"/>
    </style:style>
    <style:style style:name="P34" style:family="paragraph" style:parent-style-name="Standard">
      <style:text-properties officeooo:rsid="002e40a5" officeooo:paragraph-rsid="002e40a5"/>
    </style:style>
    <style:style style:name="P35" style:family="paragraph" style:parent-style-name="Standard">
      <style:text-properties officeooo:rsid="003490c4" officeooo:paragraph-rsid="003490c4"/>
    </style:style>
    <style:style style:name="P36" style:family="paragraph" style:parent-style-name="Standard">
      <style:text-properties officeooo:rsid="003490c4" officeooo:paragraph-rsid="00444ec3"/>
    </style:style>
    <style:style style:name="P37" style:family="paragraph" style:parent-style-name="Standard">
      <style:text-properties fo:color="#24292e" style:font-name="SFMono-Regular" fo:font-size="9.75pt" fo:font-weight="bold" officeooo:rsid="003490c4" officeooo:paragraph-rsid="003490c4" style:font-weight-asian="bold" style:font-weight-complex="bold"/>
    </style:style>
    <style:style style:name="P38" style:family="paragraph" style:parent-style-name="Standard">
      <style:paragraph-properties fo:orphans="2" fo:widows="2"/>
      <style:text-properties fo:color="#24292e" style:font-name="SFMono-Regular" fo:font-size="9.75pt" fo:font-weight="bold" style:font-weight-asian="bold" style:font-weight-complex="bold"/>
    </style:style>
    <style:style style:name="P39" style:family="paragraph" style:parent-style-name="Standard">
      <style:text-properties officeooo:rsid="003b50e3" officeooo:paragraph-rsid="003b50e3"/>
    </style:style>
    <style:style style:name="P40" style:family="paragraph" style:parent-style-name="Standard">
      <style:text-properties officeooo:rsid="003ea34a" officeooo:paragraph-rsid="003ea34a"/>
    </style:style>
    <style:style style:name="P41" style:family="paragraph" style:parent-style-name="Standard">
      <style:text-properties officeooo:rsid="0040860e" officeooo:paragraph-rsid="0040860e"/>
    </style:style>
    <style:style style:name="P42" style:family="paragraph" style:parent-style-name="Standard">
      <style:text-properties fo:color="#ce181e" officeooo:rsid="0040860e" officeooo:paragraph-rsid="0040860e"/>
    </style:style>
    <style:style style:name="P43" style:family="paragraph" style:parent-style-name="Standard">
      <style:text-properties officeooo:rsid="0040b596" officeooo:paragraph-rsid="0040b596"/>
    </style:style>
    <style:style style:name="P44" style:family="paragraph" style:parent-style-name="Standard">
      <style:text-properties officeooo:rsid="00444ec3" officeooo:paragraph-rsid="00444ec3"/>
    </style:style>
    <style:style style:name="P45" style:family="paragraph" style:parent-style-name="Standard">
      <style:text-properties officeooo:rsid="004815ac" officeooo:paragraph-rsid="004815ac"/>
    </style:style>
    <style:style style:name="P46" style:family="paragraph" style:parent-style-name="Standard">
      <style:text-properties officeooo:rsid="004558bb" officeooo:paragraph-rsid="004558bb"/>
    </style:style>
    <style:style style:name="P47" style:family="paragraph" style:parent-style-name="Standard">
      <style:text-properties officeooo:rsid="0051bbde" officeooo:paragraph-rsid="0051bbde"/>
    </style:style>
    <style:style style:name="P48" style:family="paragraph" style:parent-style-name="Preformatted_20_Text">
      <style:text-properties officeooo:rsid="0022a191" officeooo:paragraph-rsid="0022a191"/>
    </style:style>
    <style:style style:name="P49" style:family="paragraph" style:parent-style-name="Preformatted_20_Text">
      <style:text-properties officeooo:rsid="0022a191" officeooo:paragraph-rsid="00238135"/>
    </style:style>
    <style:style style:name="P50" style:family="paragraph" style:parent-style-name="Preformatted_20_Text">
      <style:paragraph-properties fo:margin-top="0cm" fo:margin-bottom="0.499cm" loext:contextual-spacing="false"/>
    </style:style>
    <style:style style:name="P51" style:family="paragraph" style:parent-style-name="Preformatted_20_Text">
      <style:paragraph-properties fo:margin-top="0cm" fo:margin-bottom="0.499cm" loext:contextual-spacing="false"/>
      <style:text-properties officeooo:paragraph-rsid="004e1ae2"/>
    </style:style>
    <style:style style:name="P52" style:family="paragraph" style:parent-style-name="Preformatted_20_Text">
      <style:paragraph-properties fo:margin-top="0cm" fo:margin-bottom="0.499cm" loext:contextual-spacing="false"/>
      <style:text-properties officeooo:paragraph-rsid="004e87d8"/>
    </style:style>
    <style:style style:name="P53" style:family="paragraph" style:parent-style-name="Standard" style:list-style-name="L1">
      <style:text-properties fo:font-weight="normal" officeooo:rsid="0028f7c5" officeooo:paragraph-rsid="0028f7c5" style:font-weight-asian="normal" style:font-weight-complex="normal"/>
    </style:style>
    <style:style style:name="P54" style:family="paragraph" style:parent-style-name="Standard" style:list-style-name="L2">
      <style:text-properties fo:font-weight="normal" officeooo:rsid="003b50e3" officeooo:paragraph-rsid="003b50e3" style:font-weight-asian="normal" style:font-weight-complex="normal"/>
    </style:style>
    <style:style style:name="P55" style:family="paragraph" style:parent-style-name="Standard" style:list-style-name="L1">
      <style:text-properties officeooo:rsid="0028f7c5" officeooo:paragraph-rsid="0028f7c5"/>
    </style:style>
    <style:style style:name="P56" style:family="paragraph" style:parent-style-name="Standard" style:list-style-name="L1">
      <style:text-properties officeooo:rsid="002a3fdb" officeooo:paragraph-rsid="002a3fdb"/>
    </style:style>
    <style:style style:name="T1" style:family="text">
      <style:text-properties officeooo:rsid="001f466f"/>
    </style:style>
    <style:style style:name="T2" style:family="text">
      <style:text-properties officeooo:rsid="00238135"/>
    </style:style>
    <style:style style:name="T3" style:family="text">
      <style:text-properties officeooo:rsid="002672f0"/>
    </style:style>
    <style:style style:name="T4" style:family="text">
      <style:text-properties officeooo:rsid="002e40a5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3b50e3" style:font-weight-asian="bold" style:font-weight-complex="bold"/>
    </style:style>
    <style:style style:name="T7" style:family="text">
      <style:text-properties fo:font-weight="bold" officeooo:rsid="004e1ae2" style:font-weight-asian="bold" style:font-weight-complex="bold"/>
    </style:style>
    <style:style style:name="T8" style:family="text">
      <style:text-properties officeooo:rsid="003141c7"/>
    </style:style>
    <style:style style:name="T9" style:family="text">
      <style:text-properties officeooo:rsid="003cc805"/>
    </style:style>
    <style:style style:name="T10" style:family="text">
      <style:text-properties officeooo:rsid="003f51fe"/>
    </style:style>
    <style:style style:name="T11" style:family="text">
      <style:text-properties officeooo:rsid="00497dd6"/>
    </style:style>
    <style:style style:name="T12" style:family="text">
      <style:text-properties officeooo:rsid="004c47a1"/>
    </style:style>
    <style:style style:name="T13" style:family="text">
      <style:text-properties officeooo:rsid="004e1ae2"/>
    </style:style>
    <style:style style:name="T14" style:family="text">
      <style:text-properties officeooo:rsid="004e87d8"/>
    </style:style>
    <style:style style:name="T15" style:family="text">
      <style:text-properties officeooo:rsid="0053393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<text:span text:style-name="T4">Progress Summaries and a</text:span> collection of useful Command Line Prompts when using Gazebo, MoveIt and ROS. </text:p>
      <text:p text:style-name="P1"/>
      <text:p text:style-name="P29"><text:span text:style-name="T5">Control Notes</text:span> </text:p>
      <text:p text:style-name="P29">Panda <text:span text:style-name="T4">Movit Completed</text:span></text:p>
      <text:p text:style-name="P34">Panda Gazebo Completed</text:p>
      <text:p text:style-name="P29">roslaunch panda_moveit_config demo.launch</text:p>
      <text:p text:style-name="P29">&amp;</text:p>
      <text:p text:style-name="P29">rosrun moveit_tutorials move_group_python_interface_tutorial.py</text:p>
      <text:p text:style-name="P34">Moveit UR10 Completed</text:p>
      <text:p text:style-name="P34">Python Moveit Completed</text:p>
      <text:p text:style-name="P34">Gazebo load UR10 Completed</text:p>
      <text:p text:style-name="P34">Gazebo/MoveIT Inprogress</text:p>
      <text:p text:style-name="P34">Gazebo/MoveIT/Python Planned</text:p>
      <text:p text:style-name="P34">Gazebo/MoveIT/C++ Planned</text:p>
      <text:p text:style-name="P30"/>
      <text:p text:style-name="P1"/>
      <text:p text:style-name="P9">Progress</text:p>
      <text:p text:style-name="P11">21/01/2020</text:p>
      <text:list xml:id="list783906411" text:style-name="L1">
        <text:list-item>
          <text:p text:style-name="P53">roslaunch ur10_moveit_config demo.launch (runs RVIS UR10 environment)</text:p>
        </text:list-item>
        <text:list-item>
          <text:p text:style-name="P55">rosrun moveit_tutorials move_group_python_interface_tutorialDW.py (opens and runs)</text:p>
          <text:list>
            <text:list-item>
              <text:p text:style-name="P56">Only have 5 joints for planning group</text:p>
            </text:list-item>
            <text:list-item>
              <text:p text:style-name="P56">BOX is not part of the planning so needs removal <text:tab/></text:p>
            </text:list-item>
            <text:list-item>
              <text:p text:style-name="P56"/>
            </text:list-item>
          </text:list>
        </text:list-item>
      </text:list>
      <text:p text:style-name="P9">roslaunch ur10_moveit_config demo.launch</text:p>
      <text:p text:style-name="P9">roslaunch ur_gazebo ur10.launch</text:p>
      <text:p text:style-name="P2">rosrun moveit_tutorials move_group_python_interface_tutorialDW.py</text:p>
      <text:p text:style-name="P2"/>
      <text:p text:style-name="P12">22/01/2020</text:p>
      <text:p text:style-name="P10">roslaunch ur_gazebo ur10<text:span text:style-name="T8">DW</text:span>.launch</text:p>
      <text:p text:style-name="P3">rosrun moveit_tutorials move_group_python_interface_tutorialDW.py</text:p>
      <text:p text:style-name="P1"/>
      <text:p text:style-name="P11">22/01/2020</text:p>
      <text:p text:style-name="P31">Below now launches both MOVEIT/RVIZ and Gazebo</text:p>
      <text:p text:style-name="P31">There is a small error in the controller names that I need to find. </text:p>
      <text:p text:style-name="P31"/>
      <text:p text:style-name="P33">roslaunch ur_gazebo ur10DW.launch</text:p>
      <text:p text:style-name="P1"/>
      <text:p text:style-name="P1"/>
      <text:p text:style-name="P13">23/01/2020</text:p>
      <text:p text:style-name="P35">ReInstall Packages as I broken something </text:p>
      <text:p text:style-name="P35"><text:a xlink:type="simple" xlink:href="http://wiki.ros.org/melodic/Installation/Ubuntu" text:style-name="Internet_20_link" text:visited-style-name="Visited_20_Internet_20_Link">http://wiki.ros.org/melodic/Installation/Ubuntu</text:a></text:p>
      <text:p text:style-name="P35"/>
      <text:p text:style-name="P35"><text:a xlink:type="simple" xlink:href="http://docs.ros.org/melodic/api/moveit_tutorials/html/doc/quickstart_in_rviz/quickstart_in_rviz_tutorial.html" text:style-name="Internet_20_link" text:visited-style-name="Visited_20_Internet_20_Link">http://docs.ros.org/melodic/api/moveit_tutorials/html/doc/quickstart_in_rviz/quickstart_in_rviz_tutorial.html</text:a></text:p>
      <text:p text:style-name="P45"><text:span text:style-name="T11">DONT FORGET </text:span>ctrl H – ignition fuel change .yaml </text:p>
      <text:p text:style-name="P45"><text:a xlink:type="simple" xlink:href="https://www.youtube.com/watch?v=ftDz_EVoatw" text:style-name="Internet_20_link" text:visited-style-name="Visited_20_Internet_20_Link">https://www.youtube.com/watch?v=ftDz_EVoatw</text:a></text:p>
      <text:p text:style-name="P45"/>
      <text:p text:style-name="P35"><text:a xlink:type="simple" xlink:href="http://docs.ros.org/melodic/api/moveit_tutorials/html/doc/getting_started/getting_started.html" text:style-name="Internet_20_link" text:visited-style-name="Visited_20_Internet_20_Link">http://docs.ros.org/melodic/api/moveit_tutorials/html/doc/getting_started/getting_started.html</text:a></text:p>
      <text:p text:style-name="P35"><text:a xlink:type="simple" xlink:href="http://gazebosim.org/tutorials?tut=ros_installing&amp;cat=connect_ros" text:style-name="Internet_20_link" text:visited-style-name="Visited_20_Internet_20_Link">http://gazebosim.org/tutorials?tut=ros_installing&amp;cat=connect_ros</text:a></text:p>
      <text:p text:style-name="P35"><text:a xlink:type="simple" xlink:href="https://github.com/ros-industrial/universal_robot" text:style-name="Internet_20_link" text:visited-style-name="Visited_20_Internet_20_Link">https://github.com/ros-industrial/universal_robot</text:a></text:p>
      <text:p text:style-name="P35"><text:soft-page-break/></text:p>
      <text:p text:style-name="P37">roslaunch ur_gazebo ur10_<text:span text:style-name="T15">joint_limited</text:span>.launch</text:p>
      <text:p text:style-name="P38">roslaunch ur10_moveit_config ur10_moveit_planning_execution.launch sim:=true</text:p>
      <text:p text:style-name="P38">roslaunch ur10_moveit_config moveit_rviz.launch config:=true</text:p>
      <text:p text:style-name="P38">roslaunch rosbridge_server rosbridge_websocket.launch</text:p>
      <text:p text:style-name="P14">rosrun moveit_tutorials <text:span text:style-name="T9">Thesis</text:span>_python_interface.py</text:p>
      <text:p text:style-name="P13"/>
      <text:p text:style-name="P32">Lessons learnt </text:p>
      <text:list xml:id="list2127535064" text:style-name="L2">
        <text:list-item>
          <text:p text:style-name="P54">Cant run multi sims etc in from one launch file</text:p>
        </text:list-item>
        <text:list-item>
          <text:p text:style-name="P54">If you build your own config need to check both controller and transmission files for naming conventions. </text:p>
        </text:list-item>
        <text:list-item>
          <text:p text:style-name="P54"/>
        </text:list-item>
      </text:list>
      <text:p text:style-name="P35"/>
      <text:p text:style-name="P15">28/01/2020</text:p>
      <text:p text:style-name="P39"/>
      <text:p text:style-name="P40">empty_world.launch location <text:span text:style-name="T5">/opt/ros/melodic/share/gazebo_ros</text:span></text:p>
      <text:p text:style-name="P39"/>
      <text:p text:style-name="P39"><text:span text:style-name="T10">location of world file </text:span>/usr/share/gazebo-9</text:p>
      <text:p text:style-name="P41">NOTE we added a shape for the bench into </text:p>
      <text:p text:style-name="P41">/usr/share/gazebo-9/worlds$ sudo nano empty.world</text:p>
      <text:p text:style-name="P41"/>
      <text:p text:style-name="P41">looks like </text:p>
      <text:p text:style-name="P42"><text:s text:c="4"/>&lt;model name="box"&gt;</text:p>
      <text:p text:style-name="P42"><text:s text:c="6"/>&lt;pose&gt;0 0 0.0 0 0 0&lt;/pose&gt;</text:p>
      <text:p text:style-name="P42"><text:s text:c="6"/>&lt;link name="link"&gt;</text:p>
      <text:p text:style-name="P42"><text:s text:c="8"/>&lt;collision name="collision"&gt;</text:p>
      <text:p text:style-name="P42"><text:s text:c="10"/>&lt;geometry&gt;</text:p>
      <text:p text:style-name="P42"><text:s text:c="12"/>&lt;box&gt;</text:p>
      <text:p text:style-name="P42"><text:s text:c="14"/>&lt;size&gt;10 10 .09&lt;/size&gt;</text:p>
      <text:p text:style-name="P42"><text:s text:c="12"/>&lt;/box&gt;</text:p>
      <text:p text:style-name="P42"><text:s text:c="10"/>&lt;/geometry&gt;</text:p>
      <text:p text:style-name="P42"><text:s text:c="8"/>&lt;/collision&gt;</text:p>
      <text:p text:style-name="P42"><text:s text:c="8"/>&lt;visual name="visual"&gt;</text:p>
      <text:p text:style-name="P42"><text:s text:c="10"/>&lt;geometry&gt;</text:p>
      <text:p text:style-name="P42"><text:s text:c="12"/>&lt;box&gt;</text:p>
      <text:p text:style-name="P42"><text:s text:c="14"/>&lt;size&gt;10 10 .09&lt;/size&gt;</text:p>
      <text:p text:style-name="P42"><text:s text:c="12"/>&lt;/box&gt;</text:p>
      <text:p text:style-name="P42"><text:s text:c="10"/>&lt;/geometry&gt;</text:p>
      <text:p text:style-name="P42"><text:s text:c="10"/>&lt;material&gt;</text:p>
      <text:p text:style-name="P42"><text:s text:c="12"/>&lt;script&gt;Gazebo/WoodPallet&lt;/script&gt;</text:p>
      <text:p text:style-name="P42"><text:s text:c="10"/>&lt;/material&gt;</text:p>
      <text:p text:style-name="P42"><text:s text:c="8"/>&lt;/visual&gt;</text:p>
      <text:p text:style-name="P42"><text:s text:c="6"/>&lt;/link&gt;</text:p>
      <text:p text:style-name="P42"><text:s text:c="4"/>&lt;/model&gt;</text:p>
      <text:p text:style-name="P35"/>
      <text:p text:style-name="P43">Also NOTE edited</text:p>
      <text:p text:style-name="P44">We have addded a shape to RVIZ manually using the python API, this is the collision object we are using as a bench..</text:p>
      <text:p text:style-name="P44"/>
      <text:p text:style-name="P36"/>
      <text:p text:style-name="P1"/>
      <text:p text:style-name="P4">General</text:p>
      <text:p text:style-name="P7">cd .. <text:span text:style-name="T3">(</text:span>back one file<text:span text:style-name="T3">)</text:span></text:p>
      <text:p text:style-name="P8"><text:soft-page-break/>mkdir (make a directory) </text:p>
      <text:p text:style-name="P5"/>
      <text:p text:style-name="P19">Navigate to the standard UR package in catkin workspace <text:span text:style-name="T1">with launch files</text:span></text:p>
      <text:p text:style-name="P19">cd catkin_ws/src/universal_robot/ur_gazebo/launcthen…</text:p>
      <text:p text:style-name="P19"/>
      <text:p text:style-name="P19">catkin_ws/src/universal_robot/ur_gazebo/launch$ roslaunch ur10.launch</text:p>
      <text:p text:style-name="P19"/>
      <text:p text:style-name="P23">check something is working</text:p>
      <text:p text:style-name="P48"><text:span text:style-name="Source_20_Text">rostopic echo -n 1 /gazebo/model_states</text:span><text:span text:style-name="Source_20_Text"><text:span text:style-name="T6">28/01/2020</text:span></text:span></text:p>
      <text:p text:style-name="P48"><text:span text:style-name="Source_20_Text"/></text:p>
      <text:p text:style-name="P49"><text:span text:style-name="Source_20_Text"><text:span text:style-name="T2">check to see a list of what you can do with Gazebo</text:span></text:span></text:p>
      <text:p text:style-name="P48">rosservice list</text:p>
      <text:p text:style-name="P23"/>
      <text:p text:style-name="P28">create catkin package (for controller)</text:p>
      <text:p text:style-name="P28">catkin_create_pkg my_robot_description</text:p>
      <text:p text:style-name="P28"/>
      <text:p text:style-name="P28">code .</text:p>
      <text:p text:style-name="P28"/>
      <text:p text:style-name="P28"><text:s/>rospack find controller_manager</text:p>
      <text:p text:style-name="P28"/>
      <text:p text:style-name="P28">rosservice call /controller_manager/list_controller_types </text:p>
      <text:p text:style-name="P28"/>
      <text:p text:style-name="P28">rosservice call /gazebo/get_model_properties "model_name: 'robot'" </text:p>
      <text:p text:style-name="P28"/>
      <text:p text:style-name="P28">rosservice call /gazebo/get_world_properties</text:p>
      <text:p text:style-name="P28"/>
      <text:p text:style-name="P28"/>
      <text:p text:style-name="P28"/>
      <text:p text:style-name="P1"/>
      <text:p text:style-name="P2">Gazebo</text:p>
      <text:p text:style-name="P6"/>
      <text:p text:style-name="P20">From the gazebo launch file location run below to launch gazebo with selected arm </text:p>
      <text:p text:style-name="P1">roslaunch ur5.launch</text:p>
      <text:p text:style-name="P1"/>
      <text:p text:style-name="P24">or for control </text:p>
      <text:p text:style-name="P24"/>
      <text:p text:style-name="P24">roslaunch ur_gazebo ur10_joint_limited.launch</text:p>
      <text:p text:style-name="P24">run rostopic list to see the names of the controllers</text:p>
      <text:p text:style-name="P24"/>
      <text:p text:style-name="P1"/>
      <text:p text:style-name="P1"/>
      <text:p text:style-name="P25">ROS</text:p>
      <text:p text:style-name="P22">Show all the rostopics running/may be subrscibed to</text:p>
      <text:p text:style-name="Standard">rostopic list</text:p>
      <text:p text:style-name="Standard"/>
      <text:p text:style-name="Standard"/>
      <text:p text:style-name="P2">Move It </text:p>
      <text:p text:style-name="P26">Launch the assistant GUI, can be used to create a moveit package</text:p>
      <text:p text:style-name="Standard">roslaunch moveit_setup_assistant setup_assistant.launch</text:p>
      <text:p text:style-name="Standard"/>
      <text:p text:style-name="P21">Load the URDF from ur_desciption, it is an xacro.xml file. </text:p>
      <text:p text:style-name="Standard"/>
      <text:p text:style-name="Standard"/>
      <text:p text:style-name="P27"><text:soft-page-break/>RVIZ<text:line-break/>Open an Rviz window</text:p>
      <text:p text:style-name="P27">rosrun rviz rviz</text:p>
      <text:p text:style-name="Standard"/>
      <text:p text:style-name="P16">EA and CoEvolution</text:p>
      <text:p text:style-name="P46"><text:a xlink:type="simple" xlink:href="https://github.com/DEAP/deap" text:style-name="Internet_20_link" text:visited-style-name="Visited_20_Internet_20_Link">https://github.com/DEAP/deap</text:a></text:p>
      <text:p text:style-name="P46"/>
      <text:p text:style-name="P46"/>
      <text:p text:style-name="P46"/>
      <text:p text:style-name="P17">Additiona 02022020</text:p>
      <text:p text:style-name="Standard"><text:a xlink:type="simple" xlink:href="https://pypi.org/project/service_identity/" text:style-name="Internet_20_link" text:visited-style-name="Visited_20_Internet_20_Link">https://pypi.org/project/service_identity/</text:a></text:p>
      <text:p text:style-name="Standard"/>
      <text:p text:style-name="Standard"><text:a xlink:type="simple" xlink:href="https://gramaziokohler.github.io/compas_fab/latest/getting_started.html" text:style-name="Internet_20_link" text:visited-style-name="Visited_20_Internet_20_Link">https://gramaziokohler.github.io/compas_fab/latest/getting_started.html</text:a></text:p>
      <text:p text:style-name="Standard"/>
      <text:p text:style-name="Standard"/>
      <text:p text:style-name="P50"><text:span text:style-name="Source_20_Text">sudo apt-get install ros-</text:span><text:span text:style-name="Source_20_Text"><text:span text:style-name="T12">melodic</text:span></text:span><text:span text:style-name="Source_20_Text">-rosbridge-server ros-</text:span><text:span text:style-name="Source_20_Text"><text:span text:style-name="T12">melodic</text:span></text:span><text:span text:style-name="Source_20_Text">-tf2-web-republisher python-rosinstall python-rosinstall-generator python-wstool</text:span></text:p>
      <text:p text:style-name="P50"><text:span text:style-name="Source_20_Text"/></text:p>
      <text:p text:style-name="P51"><text:span text:style-name="Source_20_Text"><text:span text:style-name="T7">NOTE, th</text:span></text:span><text:span text:style-name="Source_20_Text"><text:span text:style-name="T13">e file below allows the solver to do more Kinematics.yaml</text:span></text:span></text:p>
      <text:p text:style-name="P50"><text:span text:style-name="Source_20_Text">/home/david/catkin_ws/src/universal_robot/ur10_moveit_config</text:span></text:p>
      <text:p text:style-name="P50"><text:span text:style-name="Source_20_Text"/></text:p>
      <text:p text:style-name="P52"><text:span text:style-name="Source_20_Text"><text:span text:style-name="T14">PIDS ADDED TO </text:span></text:span></text:p>
      <text:p text:style-name="P52"><text:span text:style-name="Source_20_Text"><text:span text:style-name="T14">arm_controller_ur10.yaml</text:span></text:span></text:p>
      <text:p text:style-name="P52"><text:span text:style-name="Source_20_Text">/home/david/catkin_ws/src/universal_robot/ur_gazebo/controller</text:span></text:p>
      <text:p text:style-name="P52"><text:span text:style-name="Source_20_Text">gazebo_ros_control:</text:span></text:p>
      <text:p text:style-name="P52"><text:span text:style-name="Source_20_Text"><text:s text:c="2"/>pid_gains:</text:span></text:p>
      <text:p text:style-name="P52"><text:span text:style-name="Source_20_Text"><text:s text:c="5"/>shoulder_pan_joint: {p: 5.1, i: 0.0001, d: 0.1}</text:span></text:p>
      <text:p text:style-name="P52"><text:span text:style-name="Source_20_Text"><text:s text:c="5"/>shoulder_lift_joint: {p: 5.1, i: 0.0001, d: 0.1}</text:span></text:p>
      <text:p text:style-name="P52"><text:span text:style-name="Source_20_Text"><text:s text:c="5"/>elbow_joint: {p: 5.10, i: 0.0001, d: 0.1}</text:span></text:p>
      <text:p text:style-name="P52"><text:span text:style-name="Source_20_Text"><text:s text:c="5"/>wrist_1_joint: {p: 5.10, i: 0.0001, d: 0.10}</text:span></text:p>
      <text:p text:style-name="P52"><text:span text:style-name="Source_20_Text"><text:s text:c="5"/>wrist_2_joint: {p: 5.10, i: 0.0001, d: 0.10}</text:span></text:p>
      <text:p text:style-name="Standard"/>
      <text:p text:style-name="P18">Getting Gazebo Model params</text:p>
      <text:p text:style-name="P18"/>
      <text:p text:style-name="P47">/gazebo/get_model_state</text:p>
      <text:p text:style-name="P47"/>
      <text:p text:style-name="P47">rosservice call /gazebo/get_model_state "model_name: 'robot'</text:p>
      <text:p text:style-name="P47">relative_entity_name: ''" </text:p>
      <text:p text:style-name="P47"/>
      <text:p text:style-name="P47"/>
      <text:p text:style-name="P18"><text:soft-page-break/>rostopic echo /my_odom</text:p>
      <text:p text:style-name="P47"/>
      <text:p text:style-name="P18">python odom.p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FMono-Regular" svg:font-family="SFMono-Regular, Consolas, 'Liberation Mono', Menlo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0T11:04:38.868328058</meta:creation-date>
    <meta:generator>LibreOffice/6.0.7.3$Linux_X86_64 LibreOffice_project/00m0$Build-3</meta:generator>
    <dc:date>2020-02-12T09:49:25.246081617</dc:date>
    <meta:editing-duration>P5DT3H59M</meta:editing-duration>
    <meta:editing-cycles>46</meta:editing-cycles>
    <meta:document-statistic meta:table-count="0" meta:image-count="0" meta:object-count="0" meta:page-count="5" meta:paragraph-count="134" meta:word-count="519" meta:character-count="5082" meta:non-whitespace-character-count="4448"/>
  </office:meta>
</office:document-meta>
</file>